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solid" draw:stroke-dash="Dash_20_1" svg:stroke-width="0.02cm" draw:marker-start="Arrow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Ultrafine_20_Dashed"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fill-color="#000000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draw:fill="none" fo:min-height="0.82cm"/>
    </style:style>
    <style:style style:name="P1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3" style:family="text">
      <style:text-properties fo:font-family="'Times New Roman'" style:font-style-name="Обычный" style:font-family-generic="roman" style:font-pitch="variable" fo:font-size="16pt" fo:font-style="italic" style:font-family-asian="'Times New Roman'" style:font-style-name-asian="Обычный" style:font-family-generic-asian="roman" style:font-pitch-asian="variable" style:font-size-asian="16pt" style:font-style-asian="italic" style:font-family-complex="'Times New Roman'" style:font-style-name-complex="Обычный" style:font-family-generic-complex="roman" style:font-pitch-complex="variable" style:font-size-complex="16pt" style:font-style-complex="italic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frame draw:style-name="gr1" draw:text-style-name="P1" draw:layer="layout" svg:width="0.722cm" svg:height="0.928cm" svg:x="1.95cm" svg:y="3.801cm">
            <draw:text-box>
              <text:p><text:span text:style-name="T1">r</text:span></text:p>
            </draw:text-box>
          </draw:frame>
          <draw:custom-shape draw:style-name="gr2" draw:text-style-name="P3" draw:layer="layout" svg:width="2cm" svg:height="1cm" svg:x="4.801cm" svg:y="3.2cm">
            <text:p text:style-name="P2"><text:span text:style-name="T2">NN-C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3" draw:layer="layout" svg:width="2cm" svg:height="1cm" svg:x="8.401cm" svg:y="3.2cm">
            <text:p text:style-name="P2"><text:span text:style-name="T2">Plan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3" draw:text-style-name="P4" draw:layer="layout" svg:x1="2.801cm" svg:y1="3.4cm" svg:x2="4.801cm" svg:y2="3.4cm">
            <text:p/>
          </draw:line>
          <draw:custom-shape draw:style-name="gr4" draw:text-style-name="P4" draw:layer="layout" svg:width="0.4cm" svg:height="0.4cm" svg:x="11.2cm" svg:y="3.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3" draw:text-style-name="P4" draw:layer="layout" svg:x1="3.801cm" svg:y1="4cm" svg:x2="4.801cm" svg:y2="4cm">
            <text:p/>
          </draw:line>
          <draw:line draw:style-name="gr3" draw:text-style-name="P4" draw:layer="layout" svg:x1="2.2cm" svg:y1="4cm" svg:x2="3.4cm" svg:y2="4cm">
            <text:p/>
          </draw:line>
          <draw:line draw:style-name="gr5" draw:text-style-name="P4" draw:layer="layout" svg:x1="2.8cm" svg:y1="3.4cm" svg:x2="2.8cm" svg:y2="4cm">
            <text:p/>
          </draw:line>
          <draw:line draw:style-name="gr3" draw:text-style-name="P4" draw:layer="layout" svg:x1="6.801cm" svg:y1="3.7cm" svg:x2="8.401cm" svg:y2="3.7cm">
            <text:p/>
          </draw:line>
          <draw:line draw:style-name="gr3" draw:text-style-name="P4" draw:layer="layout" svg:x1="10.401cm" svg:y1="3.7cm" svg:x2="11.201cm" svg:y2="3.7cm">
            <text:p/>
          </draw:line>
          <draw:line draw:style-name="gr3" draw:text-style-name="P4" draw:layer="layout" svg:x1="11.401cm" svg:y1="4.55cm" svg:x2="11.401cm" svg:y2="3.9cm">
            <text:p/>
          </draw:line>
          <draw:line draw:style-name="gr5" draw:text-style-name="P4" draw:layer="layout" svg:x1="11.601cm" svg:y1="3.7cm" svg:x2="12.201cm" svg:y2="3.7cm">
            <text:p/>
          </draw:line>
          <draw:line draw:style-name="gr6" draw:text-style-name="P4" draw:layer="layout" svg:x1="12.2cm" svg:y1="5.2cm" svg:x2="12.201cm" svg:y2="3.7cm">
            <text:p/>
          </draw:line>
          <draw:line draw:style-name="gr5" draw:text-style-name="P4" draw:layer="layout" svg:x1="8.05cm" svg:y1="5.2cm" svg:x2="3.601cm" svg:y2="5.2cm">
            <text:p/>
          </draw:line>
          <draw:line draw:style-name="gr3" draw:text-style-name="P4" draw:layer="layout" svg:x1="3.6cm" svg:y1="5.2cm" svg:x2="3.601cm" svg:y2="4.2cm">
            <text:p/>
          </draw:line>
          <draw:custom-shape draw:style-name="gr2" draw:text-style-name="P3" draw:layer="layout" svg:width="2cm" svg:height="1cm" svg:x="8.401cm" svg:y="1.8cm">
            <text:p text:style-name="P2"><text:span text:style-name="T2">NN-P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3" draw:text-style-name="P4" draw:layer="layout" svg:x1="12.201cm" svg:y1="3.7cm" svg:x2="12.2cm" svg:y2="2.5cm">
            <text:p/>
          </draw:line>
          <draw:line draw:style-name="gr3" draw:text-style-name="P4" draw:layer="layout" svg:x1="10.401cm" svg:y1="2.3cm" svg:x2="12.001cm" svg:y2="2.3cm">
            <text:p/>
          </draw:line>
          <draw:line draw:style-name="gr3" draw:text-style-name="P4" draw:layer="layout" svg:x1="7.201cm" svg:y1="2cm" svg:x2="8.401cm" svg:y2="2cm">
            <text:p/>
          </draw:line>
          <draw:line draw:style-name="gr5" draw:text-style-name="P4" draw:layer="layout" svg:x1="7.2cm" svg:y1="2cm" svg:x2="7.2cm" svg:y2="3.7cm">
            <text:p/>
          </draw:line>
          <draw:line draw:style-name="gr3" draw:text-style-name="P4" draw:layer="layout" svg:x1="12.201cm" svg:y1="5.2cm" svg:x2="7.801cm" svg:y2="5.2cm">
            <text:p/>
          </draw:line>
          <draw:line draw:style-name="gr3" draw:text-style-name="P4" draw:layer="layout" svg:x1="7.5cm" svg:y1="2.6cm" svg:x2="8.4cm" svg:y2="2.6cm">
            <text:p/>
          </draw:line>
          <draw:line draw:style-name="gr3" draw:text-style-name="P4" draw:layer="layout" svg:x1="12.2cm" svg:y1="3cm" svg:x2="8.6cm" svg:y2="3cm">
            <text:p/>
          </draw:line>
          <draw:line draw:style-name="gr5" draw:text-style-name="P4" draw:layer="layout" svg:x1="8.701cm" svg:y1="3cm" svg:x2="7.501cm" svg:y2="3cm">
            <text:p/>
          </draw:line>
          <draw:line draw:style-name="gr5" draw:text-style-name="P4" draw:layer="layout" svg:x1="7.501cm" svg:y1="2.6cm" svg:x2="7.501cm" svg:y2="3cm">
            <text:p/>
          </draw:line>
          <draw:line draw:style-name="gr3" draw:text-style-name="P4" draw:layer="layout" svg:x1="4cm" svg:y1="5.6cm" svg:x2="7.7cm" svg:y2="5.6cm">
            <text:p/>
          </draw:line>
          <draw:line draw:style-name="gr5" draw:text-style-name="P4" draw:layer="layout" svg:x1="13cm" svg:y1="5.6cm" svg:x2="7.602cm" svg:y2="5.6cm">
            <text:p/>
          </draw:line>
          <draw:line draw:style-name="gr3" draw:text-style-name="P4" draw:layer="layout" svg:x1="10.401cm" svg:y1="3.7cm" svg:x2="11.201cm" svg:y2="3.7cm">
            <text:p/>
          </draw:line>
          <draw:line draw:style-name="gr3" draw:text-style-name="P4" draw:layer="layout" svg:x1="12.4cm" svg:y1="2.3cm" svg:x2="13cm" svg:y2="2.3cm">
            <text:p/>
          </draw:line>
          <draw:line draw:style-name="gr7" draw:text-style-name="P4" draw:layer="layout" svg:x1="9.25cm" svg:y1="2.6cm" svg:x2="6.8cm" svg:y2="3.5cm">
            <text:p/>
          </draw:line>
          <draw:line draw:style-name="gr8" draw:text-style-name="P4" draw:layer="layout" svg:x1="9.25cm" svg:y1="2.6cm" svg:x2="10.6cm" svg:y2="2.6cm">
            <text:p/>
          </draw:line>
          <draw:g>
            <draw:custom-shape draw:style-name="gr4" draw:text-style-name="P4" draw:layer="layout" svg:width="0.4cm" svg:height="0.4cm" draw:transform="rotate (-1.57079632679579) translate (12.4cm 2.1cm)">
              <text:p/>
              <draw:enhanced-geometry svg:viewBox="0 0 21600 21600" draw:mirror-horizontal="false" draw:mirror-vertical="true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  </draw:custom-shape>
            <draw:custom-shape draw:style-name="gr9" draw:text-style-name="P4" draw:layer="layout" svg:width="0.4cm" svg:height="0.4cm" draw:transform="rotate (-1.57079632679579) translate (12.4cm 2.101cm)">
              <text:p/>
              <draw:enhanced-geometry draw:mirror-horizontal="false" draw:mirror-vertical="true" draw:glue-point-type="segments" draw:type="mso-spt100" draw:modifiers="132.341747765317 41.9977274121156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g>
            <draw:custom-shape draw:style-name="gr4" draw:text-style-name="P4" draw:layer="layout" svg:width="0.4cm" svg:height="0.4cm" svg:x="3.4cm" svg:y="3.8cm">
              <text:p/>
  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  </draw:custom-shape>
            <draw:custom-shape draw:style-name="gr9" draw:text-style-name="P4" draw:layer="layout" svg:width="0.4cm" svg:height="0.4cm" svg:x="3.399cm" svg:y="3.8cm">
              <text:p/>
              <draw:enhanced-geometry draw:glue-point-type="segments" draw:type="mso-spt100" draw:modifiers="132.341747765317 41.9977274121156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1" draw:text-style-name="P1" draw:layer="layout" svg:width="0.786cm" svg:height="0.928cm" svg:x="6.77cm" svg:y="3.501cm">
            <draw:text-box>
              <text:p><text:span text:style-name="T1">u</text:span></text:p>
            </draw:text-box>
          </draw:frame>
          <draw:frame draw:style-name="gr1" draw:text-style-name="P1" draw:layer="layout" svg:width="0.752cm" svg:height="0.928cm" svg:x="3.9cm" svg:y="3.801cm">
            <draw:text-box>
              <text:p><text:span text:style-name="T1">e</text:span></text:p>
            </draw:text-box>
          </draw:frame>
          <draw:frame draw:style-name="gr1" draw:text-style-name="P1" draw:layer="layout" svg:width="0.786cm" svg:height="0.928cm" svg:x="11.02cm" svg:y="4.351cm">
            <draw:text-box>
              <text:p><text:span text:style-name="T1">n</text:span></text:p>
            </draw:text-box>
          </draw:frame>
          <draw:frame draw:style-name="gr1" draw:text-style-name="P1" draw:layer="layout" svg:width="0.752cm" svg:height="0.928cm" svg:x="11.5cm" svg:y="3.432cm">
            <draw:text-box>
              <text:p><text:span text:style-name="T1">y</text:span></text:p>
            </draw:text-box>
          </draw:frame>
          <draw:frame draw:style-name="gr10" draw:layer="layout" svg:width="0.896cm" svg:height="1.07cm" svg:x="11.104cm" svg:y="2.081cm">
            <draw:text-box>
              <text:p><text:span text:style-name="T3">ŷ</text:span></text:p>
            </draw:text-box>
          </draw:frame>
          <draw:custom-shape draw:style-name="gr2" draw:text-style-name="P3" draw:layer="layout" svg:width="3cm" svg:height="1.8cm" svg:x="13cm" svg:y="4cm">
            <text:p text:style-name="P2"><text:span text:style-name="T2">Indirect NN-C</text:span></text:p>
            <text:p text:style-name="P2"><text:span text:style-name="T2">training</text:span></text:p>
            <text:p text:style-name="P2"><text:span text:style-name="T2">via NN-P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3" draw:layer="layout" svg:width="3cm" svg:height="1.2cm" svg:x="13cm" svg:y="1.6cm">
            <text:p text:style-name="P2"><text:span text:style-name="T2">Direct NN-P</text:span></text:p>
            <text:p text:style-name="P2"><text:span text:style-name="T2">training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7" draw:text-style-name="P4" draw:layer="layout" svg:x1="13cm" svg:y1="1.95cm" svg:x2="10.4cm" svg:y2="1.95cm">
            <text:p/>
          </draw:line>
          <draw:line draw:style-name="gr5" draw:text-style-name="P4" draw:layer="layout" svg:x1="4cm" svg:y1="4cm" svg:x2="4cm" svg:y2="5.6cm">
            <text:p/>
          </draw:line>
          <draw:line draw:style-name="gr6" draw:text-style-name="P4" draw:layer="layout" svg:x1="4cm" svg:y1="5.05cm" svg:x2="4cm" svg:y2="4cm">
            <text:p/>
          </draw:line>
          <draw:line draw:style-name="gr8" draw:text-style-name="P4" draw:layer="layout" svg:x1="13.4cm" svg:y1="4cm" svg:x2="10.6cm" svg:y2="2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1="1" draw:dots1-length="0.05cm" draw:dots2="1" draw:dots2-length="0.05cm" draw:distance="0.0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4T00:32:20</meta:creation-date>
    <dc:date>2010-07-27T03:16:13.77</dc:date>
    <meta:editing-duration>PT06H12M02S</meta:editing-duration>
    <meta:editing-cycles>14</meta:editing-cycles>
    <meta:generator>OpenOffice.org/3.2$Unix OpenOffice.org_project/320m12$Build-9483</meta:generator>
    <dc:creator>Владимир Елисеев</dc:creator>
    <meta:document-statistic meta:object-count="49"/>
  </office:meta>
</office:document-meta>
</file>